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solid" svg:stroke-width="0.071cm" svg:stroke-color="#000000" draw:marker-start="" draw:marker-start-width="0.3cm" draw:marker-start-center="false" draw:marker-end="" draw:marker-end-width="0.3cm" draw:marker-end-center="false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font-family="Calibri" style:font-family-generic="swiss" style:font-pitch="variable" fo:language="sv" fo:country="SE" style:language-asian="sv" style:country-asian="SE" style:language-complex="sv" style:country-complex="SE"/>
    </style:style>
    <style:style style:name="T2" style:family="text">
      <style:text-properties style:use-window-font-color="true" style:text-outline="false" style:text-line-through-style="none" fo:font-family="Calibri" style:font-family-generic="swiss" style:font-pitch="variable" fo:font-size="18pt" fo:language="sv" fo:country="S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sv" style:country-asian="SE" style:font-style-asian="normal" style:font-weight-asian="normal" style:font-family-complex="Tahoma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cm" svg:height="1.398cm" svg:x="6cm" svg:y="1.602cm">
          <text:list text:style-name="L1">
            <text:list-header>
              <text:p text:style-name="P1"><text:span text:style-name="T1">Brewe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398cm" svg:x="12cm" svg:y="1.602cm">
          <text:list text:style-name="L1">
            <text:list-header>
              <text:p text:style-name="P1"><text:span text:style-name="T1">Contact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10cm" svg:y1="2.419cm" svg:x2="11.985cm" svg:y2="2.419cm">
            <text:p/>
          </draw:line>
          <draw:custom-shape draw:style-name="gr3" draw:text-style-name="P2" draw:layer="layout" svg:width="0.253cm" svg:height="0.785cm" svg:x="11.71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18cm" svg:y1="2.37cm" svg:x2="16.016cm" svg:y2="2.37cm">
            <text:p/>
          </draw:line>
          <draw:custom-shape draw:style-name="gr3" draw:text-style-name="P2" draw:layer="layout" svg:width="-0.256cm" svg:height="-0.785cm" svg:x="16.281cm" svg:y="2.785cm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17.5cm" svg:y1="2cm" svg:x2="17.5cm" svg:y2="2.785cm">
          <text:p/>
        </draw:line>
        <draw:custom-shape draw:style-name="gr4" draw:text-style-name="P5" draw:layer="layout" svg:width="4cm" svg:height="1.398cm" svg:x="18cm" svg:y="1.602cm">
          <text:list text:style-name="L2">
            <text:list-header>
              <text:p text:style-name="P4"><text:span text:style-name="T2">ContactTyp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M21S</meta:editing-duration>
    <meta:editing-cycles>3</meta:editing-cycles>
    <meta:generator>OpenOffice/4.0.1$Win32 OpenOffice.org_project/401m5$Build-9714</meta:generator>
    <dc:date>2014-03-04T13:39:31.81</dc:date>
    <meta:document-statistic meta:object-count="33"/>
  </office:meta>
</office:document-meta>
</file>